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none" fo:border-right="none" fo:border-top="1.3pt solid #000000" fo:border-bottom="1.3pt solid #000000" style:writing-mode="page"/>
    </style:style>
    <style:style style:name="Tabela1.B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ela1.A2" style:family="table-cell">
      <style:table-cell-properties fo:padding="0.049cm" fo:border-left="none" fo:border-right="none" fo:border-top="none" fo:border-bottom="1.3pt solid #000000" style:writing-mode="page"/>
    </style:style>
    <style:style style:name="Tabela1.B2" style:family="table-cell">
      <style:table-cell-properties fo:padding="0.049cm" fo:border-left="1.3pt solid #000000" fo:border-right="none" fo:border-top="none" fo:border-bottom="1.3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3bca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bcac" officeooo:paragraph-rsid="0013bcac"/>
    </style:style>
    <style:style style:name="T1" style:family="text">
      <style:text-properties officeooo:rsid="0013bcac"/>
    </style:style>
    <style:style style:name="T2" style:family="text">
      <style:text-properties fo:font-weight="bold" officeooo:rsid="0013bca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Relação dos pacotes selecionados para o Trabalho</text:span></text:p>
      <text:p text:style-name="P1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4">Grupo</text:p>
          </table:table-cell>
          <table:table-cell table:style-name="Tabela1.B1" office:value-type="string">
            <text:p text:style-name="P4">Pacote</text:p>
          </table:table-cell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9T10:50:42.144102528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3" meta:word-count="9" meta:character-count="59" meta:non-whitespace-character-count="53"/>
  </office:meta>
</office:document-meta>
</file>